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11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1.C1" style:family="table-cell">
      <style:table-cell-properties fo:background-color="#ce181e" fo:padding="0in" fo:border="0.75pt solid #ce181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3" style:family="table-cell">
      <style:table-cell-properties style:vertical-align="bottom"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4" style:family="table-cell">
      <style:table-cell-properties style:vertical-align="bottom"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4" style:family="table-cell">
      <style:table-cell-properties style:vertical-align="bottom"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5" style:family="table-cell" style:data-style-name="N0">
      <style:table-cell-properties style:vertical-align="bottom"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5" style:family="table-cell" style:data-style-name="N0">
      <style:table-cell-properties style:vertical-align="bottom"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C6" style:family="table-cell">
      <style:table-cell-properties style:vertical-align="top"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7" style:family="table-cell">
      <style:table-cell-properties style:vertical-align="bottom"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8" style:family="table-cell" style:data-style-name="N0">
      <style:table-cell-properties style:vertical-align="bottom"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8" style:family="table-cell" style:data-style-name="N0">
      <style:table-cell-properties style:vertical-align="bottom"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9" style:family="table-cell">
      <style:table-cell-properties style:vertical-align="bottom"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1" style:family="table-cell">
      <style:table-cell-properties style:vertical-align="bottom"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A13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3" style:family="table-cell" style:data-style-name="N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3" style:family="table-cell" style:data-style-name="N0">
      <style:table-cell-properties fo:background-color="#fcd3c1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33971" officeooo:paragraph-rsid="000afd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971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4b4e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afd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officeooo:paragraph-rsid="000afda0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4b4e" officeooo:paragraph-rsid="000af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3397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Procedural Knowledge</text:p>
          </table:table-cell>
          <table:table-cell table:style-name="Table1.C1" office:value-type="string">
            <text:p text:style-name="P1">Declarative Knowledge</text:p>
          </table:table-cell>
        </table:table-row>
        <table:table-row>
          <table:table-cell table:style-name="Table1.A2" office:value-type="string">
            <text:p text:style-name="P2">Definition</text:p>
          </table:table-cell>
          <table:table-cell table:style-name="Table1.A2" office:value-type="string">
            <text:p text:style-name="P3">Procedural knowledge is the type of knowledge someone <text:span text:style-name="T1">posses</text:span> and</text:p>
            <text:p text:style-name="P3">demonstrates through the procedure of doing something.</text:p>
            <text:p text:style-name="P3"/>
          </table:table-cell>
          <table:table-cell table:style-name="Table1.C2" office:value-type="string">
            <text:p text:style-name="P3">Declarative knowledge is the type of knowledge that is expressed in</text:p>
            <text:p text:style-name="P3">declarative sentences or indicative propositions.</text:p>
          </table:table-cell>
        </table:table-row>
        <table:table-row>
          <table:table-cell table:style-name="Table1.A3" office:value-type="string">
            <text:p text:style-name="P2">Simple Example</text:p>
          </table:table-cell>
          <table:table-cell table:style-name="Table1.B3" office:value-type="string">
            <text:p text:style-name="P3">For example, the steps used to solve algebraic equations <text:span text:style-name="T1">shown by our teacher is a Procedural Knowledge.</text:span></text:p>
            <text:p text:style-name="P3"/>
          </table:table-cell>
          <table:table-cell table:style-name="Table1.C3" office:value-type="string">
            <text:p text:style-name="P3">For example, knowing that “A cathode ray tube is used to project a picture in most televisions.” is a declarative knowledge.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Describes</text:p>
          </table:table-cell>
          <table:table-cell table:style-name="Table1.B4" office:value-type="string">
            <text:p text:style-name="P2">Procedural Knowledge describes “How to do something”.</text:p>
          </table:table-cell>
          <table:table-cell table:style-name="Table1.C4" office:value-type="string">
            <text:p text:style-name="P2">Declarative Knowledge describes “How things are”.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</table:table-row>
        <table:table-row>
          <table:table-cell table:style-name="Table1.A2" office:value-type="string">
            <text:p text:style-name="P2">Orientation</text:p>
          </table:table-cell>
          <table:table-cell table:style-name="Table1.B4" office:value-type="string">
            <text:p text:style-name="P2">Procedural Knowledge is instruction-oriented.</text:p>
          </table:table-cell>
          <table:table-cell table:style-name="Table1.C6" office:value-type="string">
            <text:p text:style-name="P2">Declarative Knowledge is assertion-oriented.</text:p>
          </table:table-cell>
        </table:table-row>
        <table:table-row table:style-name="Table1.1">
          <table:table-cell table:style-name="Table1.A3" office:value-type="string">
            <text:p text:style-name="P2">Focuses on</text:p>
          </table:table-cell>
          <table:table-cell table:style-name="Table1.B7" office:value-type="string">
            <text:p text:style-name="P2">Procedural Knowledge focuses on how to obtain a result.</text:p>
          </table:table-cell>
          <table:table-cell table:style-name="Table1.C3" office:value-type="string">
            <text:p text:style-name="P2">Declarative Knowledge focuses on describing the propertie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8">
            <text:p text:style-name="P2"/>
          </table:table-cell>
          <table:table-cell table:style-name="Table1.C8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4">Teacher’s role</text:p>
          </table:table-cell>
          <table:table-cell table:style-name="Table1.B9" office:value-type="string">
            <text:p text:style-name="P4">Teacher’s role in procedural knowledge is of enabler, facilitator, stage manager, guide, resource.</text:p>
          </table:table-cell>
          <table:table-cell table:style-name="Table1.C3" office:value-type="string">
            <text:p text:style-name="P4">Teacher’s role in declarative knowledge is of dispenser and arbiter of knowledge.</text:p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8">
            <text:p text:style-name="P4"/>
          </table:table-cell>
          <table:table-cell table:style-name="Table1.C8">
            <text:p text:style-name="P4"/>
          </table:table-cell>
        </table:table-row>
        <table:table-row>
          <table:table-cell table:style-name="Table1.A3" office:value-type="string">
            <text:p text:style-name="P4">Individual Decision Making</text:p>
          </table:table-cell>
          <table:table-cell table:style-name="Table1.B11" office:value-type="string">
            <text:p text:style-name="P4">Procedural Knowledge promotes individual decision making and critical thinking.</text:p>
          </table:table-cell>
          <table:table-cell table:style-name="Table1.C3" office:value-type="string">
            <text:p text:style-name="P4">Declarative knowledge discourages independent problem solving.</text:p>
            <text:p text:style-name="P4"/>
          </table:table-cell>
        </table:table-row>
        <table:table-row>
          <table:table-cell table:style-name="Table1.A2" office:value-type="string">
            <text:p text:style-name="P4">Retention of Knowledge</text:p>
          </table:table-cell>
          <table:table-cell table:style-name="Table1.B4" office:value-type="string">
            <text:p text:style-name="P4">Procedural Knowledge is long term retention.</text:p>
          </table:table-cell>
          <table:table-cell table:style-name="Table1.C4" office:value-type="string">
            <text:p text:style-name="P4">Declarative knowledge is easily forgetten.</text:p>
            <text:p text:style-name="P4"/>
          </table:table-cell>
        </table:table-row>
        <table:table-row>
          <table:table-cell table:style-name="Table1.A13" office:value-type="string">
            <text:p text:style-name="P5"/>
          </table:table-cell>
          <table:table-cell table:style-name="Table1.B13">
            <text:p text:style-name="P5"/>
          </table:table-cell>
          <table:table-cell table:style-name="Table1.C13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38:52.548000000</meta:creation-date>
    <dc:date>2019-05-15T17:49:47.864000000</dc:date>
    <meta:editing-duration>PT1M1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9" meta:word-count="179" meta:character-count="1335" meta:non-whitespace-character-count="1185"/>
  </office:meta>
</office:document-meta>
</file>